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6.949cm" fo:margin-left="0cm" fo:break-before="page" table:align="left" fo:background-color="transparent">
        <style:background-image/>
      </style:table-properties>
    </style:style>
    <style:style style:name="Tabella1.A" style:family="table-column">
      <style:table-column-properties style:column-width="4.203cm"/>
    </style:style>
    <style:style style:name="Tabella1.B" style:family="table-column">
      <style:table-column-properties style:column-width="12.501cm"/>
    </style:style>
    <style:style style:name="Tabella1.C" style:family="table-column">
      <style:table-column-properties style:column-width="10.245cm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ee6e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none" fo:border-top="none" fo:border-bottom="0.05pt solid #000000"/>
    </style:style>
    <style:style style:name="Tabella1.B16" style:family="table-cell">
      <style:table-cell-properties fo:padding="0.097cm" fo:border-left="0.05pt solid #000000" fo:border-right="none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B17" style:family="table-cell">
      <style:table-cell-properties fo:padding="0.097cm" fo:border-left="0.05pt solid #000000" fo:border-right="none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none" fo:border-top="none" fo:border-bottom="0.05pt solid #000000"/>
    </style:style>
    <style:style style:name="Tabella1.B18" style:family="table-cell">
      <style:table-cell-properties fo:padding="0.097cm" fo:border-left="0.05pt solid #000000" fo:border-right="none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97cm" fo:border-left="0.05pt solid #000000" fo:border-right="none" fo:border-top="none" fo:border-bottom="0.05pt solid #000000"/>
    </style:style>
    <style:style style:name="Tabella1.B19" style:family="table-cell">
      <style:table-cell-properties fo:padding="0.097cm" fo:border-left="0.05pt solid #000000" fo:border-right="none" fo:border-top="none" fo:border-bottom="0.05pt solid #000000"/>
    </style:style>
    <style:style style:name="Tabel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97cm" fo:border-left="0.05pt solid #000000" fo:border-right="none" fo:border-top="none" fo:border-bottom="0.05pt solid #000000"/>
    </style:style>
    <style:style style:name="Tabella1.B20" style:family="table-cell">
      <style:table-cell-properties fo:padding="0.097cm" fo:border-left="0.05pt solid #000000" fo:border-right="none" fo:border-top="none" fo:border-bottom="0.05pt solid #000000"/>
    </style:style>
    <style:style style:name="Tabel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97cm" fo:border-left="0.05pt solid #000000" fo:border-right="none" fo:border-top="none" fo:border-bottom="0.05pt solid #000000"/>
    </style:style>
    <style:style style:name="Tabella1.B21" style:family="table-cell">
      <style:table-cell-properties fo:padding="0.097cm" fo:border-left="0.05pt solid #000000" fo:border-right="none" fo:border-top="none" fo:border-bottom="0.05pt solid #000000"/>
    </style:style>
    <style:style style:name="Tabella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97cm" fo:border-left="0.05pt solid #000000" fo:border-right="none" fo:border-top="none" fo:border-bottom="0.05pt solid #000000"/>
    </style:style>
    <style:style style:name="Tabella1.B22" style:family="table-cell">
      <style:table-cell-properties fo:padding="0.097cm" fo:border-left="0.05pt solid #000000" fo:border-right="none" fo:border-top="none" fo:border-bottom="0.05pt solid #000000"/>
    </style:style>
    <style:style style:name="Tabella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97cm" fo:border-left="0.05pt solid #000000" fo:border-right="none" fo:border-top="none" fo:border-bottom="0.05pt solid #000000"/>
    </style:style>
    <style:style style:name="Tabella1.B23" style:family="table-cell">
      <style:table-cell-properties fo:padding="0.097cm" fo:border-left="0.05pt solid #000000" fo:border-right="none" fo:border-top="none" fo:border-bottom="0.05pt solid #000000"/>
    </style:style>
    <style:style style:name="Tabella1.C2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fo:color="#000000" style:font-name="Verdana" fo:font-size="10pt" style:font-size-asian="10pt" style:font-size-complex="10pt"/>
    </style:style>
    <style:style style:name="P3" style:family="paragraph" style:parent-style-name="Standard">
      <style:text-properties fo:color="#000000" style:font-name="Verdana" fo:font-size="10pt" officeooo:rsid="000822a3" officeooo:paragraph-rsid="000822a3" style:font-size-asian="10pt" style:font-size-complex="10pt"/>
    </style:style>
    <style:style style:name="P4" style:family="paragraph" style:parent-style-name="Standard">
      <style:text-properties fo:color="#000000" style:font-name="Verdana" fo:font-size="10pt" officeooo:rsid="0015dbd0" officeooo:paragraph-rsid="0015dbd0" style:font-size-asian="10pt" style:font-size-complex="10pt"/>
    </style:style>
    <style:style style:name="P5" style:family="paragraph" style:parent-style-name="Standard">
      <style:text-properties fo:color="#000000" style:font-name="Verdana" fo:font-size="10pt" officeooo:rsid="00087cd3" officeooo:paragraph-rsid="00087cd3" style:font-size-asian="10pt" style:font-size-complex="10pt"/>
    </style:style>
    <style:style style:name="P6" style:family="paragraph" style:parent-style-name="Standard">
      <style:text-properties fo:color="#000000" style:font-name="Verdana" fo:font-size="10pt" officeooo:rsid="00087cd3" officeooo:paragraph-rsid="0009784a" style:font-size-asian="10pt" style:font-size-complex="10pt"/>
    </style:style>
    <style:style style:name="P7" style:family="paragraph" style:parent-style-name="Preformatted_20_Text">
      <style:text-properties officeooo:paragraph-rsid="001cf3fc"/>
    </style:style>
    <style:style style:name="P8" style:family="paragraph" style:parent-style-name="Table_20_Contents">
      <style:text-properties style:font-name="Verdana" fo:font-size="10pt" fo:language="it" fo:country="IT" style:font-size-asian="10pt" style:font-size-complex="10pt"/>
    </style:style>
    <style:style style:name="P9" style:family="paragraph" style:parent-style-name="Table_20_Contents">
      <style:text-properties fo:color="#000000" style:font-name="Verdana" fo:font-size="10pt" style:font-size-asian="10pt" style:font-size-complex="10pt"/>
    </style:style>
    <style:style style:name="P10" style:family="paragraph" style:parent-style-name="Table_20_Contents">
      <style:text-properties fo:color="#000000" style:font-name="Verdana" fo:font-size="10pt" officeooo:paragraph-rsid="00180196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fo:color="#000000" style:font-name="Verdana" fo:font-size="10pt" officeooo:paragraph-rsid="00006fea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fo:color="#000000" style:font-name="Verdana" fo:font-size="10pt" officeooo:paragraph-rsid="0001818a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fo:color="#000000" style:font-name="Verdana" fo:font-size="10pt" officeooo:paragraph-rsid="001c5375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fo:color="#000000" style:font-name="Verdana" fo:font-size="10pt" officeooo:paragraph-rsid="000822a3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fo:color="#000000" style:font-name="Verdana" fo:font-size="10pt" officeooo:paragraph-rsid="00087cd3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fo:color="#000000" style:font-name="Verdana" fo:font-size="10pt" officeooo:rsid="0019e8cb" officeooo:paragraph-rsid="0019e8cb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fo:color="#000000" style:font-name="Verdana" fo:font-size="10pt" officeooo:rsid="0014c8aa" officeooo:paragraph-rsid="0014c8aa" style:font-size-asian="10pt" style:font-size-complex="10pt"/>
    </style:style>
    <style:style style:name="P18" style:family="paragraph" style:parent-style-name="Table_20_Contents">
      <style:text-properties fo:color="#000000" style:font-name="Verdana" fo:font-size="10pt" fo:language="it" fo:country="IT" style:font-size-asian="10pt" style:font-size-complex="10pt"/>
    </style:style>
    <style:style style:name="P19" style:family="paragraph" style:parent-style-name="Table_20_Contents">
      <style:text-properties fo:color="#000000" style:font-name="Verdana" fo:font-size="10pt" fo:language="it" fo:country="IT" officeooo:paragraph-rsid="002177e3" style:font-size-asian="10pt" style:font-size-complex="10pt"/>
    </style:style>
    <style:style style:name="P20" style:family="paragraph" style:parent-style-name="Table_20_Contents">
      <style:text-properties fo:color="#000000" style:font-name="Verdana" fo:font-size="10pt" fo:language="it" fo:country="IT" officeooo:rsid="00006fea" officeooo:paragraph-rsid="00006fea" style:font-size-asian="10pt" style:font-size-complex="10pt"/>
    </style:style>
    <style:style style:name="P21" style:family="paragraph" style:parent-style-name="Table_20_Contents">
      <style:text-properties fo:color="#000000" style:font-name="Verdana" fo:font-size="10pt" fo:language="it" fo:country="IT" officeooo:rsid="00006fea" officeooo:paragraph-rsid="001a7a3f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fo:color="#000000" style:font-name="Verdana" fo:font-size="10pt" fo:language="it" fo:country="IT" officeooo:rsid="00006fea" officeooo:paragraph-rsid="00006fea" style:font-size-asian="10pt" style:font-size-complex="10pt"/>
    </style:style>
    <style:style style:name="P23" style:family="paragraph" style:parent-style-name="Table_20_Contents">
      <style:text-properties fo:color="#000000" style:font-name="Verdana" fo:font-size="10pt" fo:language="it" fo:country="IT" officeooo:rsid="0009784a" officeooo:paragraph-rsid="0009784a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fo:color="#000000" style:font-name="Verdana" fo:font-size="10pt" fo:language="it" fo:country="IT" officeooo:rsid="0009784a" officeooo:paragraph-rsid="0009784a" style:font-size-asian="10pt" style:font-size-complex="10pt"/>
    </style:style>
    <style:style style:name="P25" style:family="paragraph" style:parent-style-name="Table_20_Contents">
      <style:text-properties fo:color="#000000" style:font-name="Verdana" fo:font-size="10pt" fo:language="it" fo:country="IT" officeooo:rsid="0019e8cb" officeooo:paragraph-rsid="0019e8cb" style:font-size-asian="10pt" style:font-size-complex="10pt"/>
    </style:style>
    <style:style style:name="P26" style:family="paragraph" style:parent-style-name="Table_20_Contents">
      <style:text-properties fo:color="#000000" style:font-name="Verdana" fo:font-size="10pt" fo:language="it" fo:country="IT" officeooo:paragraph-rsid="0004fb96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Verdana" fo:font-size="10pt" fo:language="it" fo:country="IT" officeooo:rsid="0001818a" officeooo:paragraph-rsid="0001818a" style:font-size-asian="10pt" style:font-size-complex="10pt"/>
    </style:style>
    <style:style style:name="P28" style:family="paragraph" style:parent-style-name="Table_20_Contents">
      <style:text-properties fo:color="#000000" style:font-name="Verdana" fo:font-size="10pt" fo:language="it" fo:country="IT" officeooo:rsid="0001818a" officeooo:paragraph-rsid="0001818a" style:font-size-asian="10pt" style:font-size-complex="10pt"/>
    </style:style>
    <style:style style:name="P29" style:family="paragraph" style:parent-style-name="Table_20_Contents">
      <style:text-properties fo:color="#000000" style:font-name="Verdana" fo:font-size="10pt" fo:language="it" fo:country="IT" officeooo:rsid="0001818a" officeooo:paragraph-rsid="000608e4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fo:color="#000000" style:font-name="Verdana" fo:font-size="10pt" fo:language="it" fo:country="IT" officeooo:rsid="0001818a" officeooo:paragraph-rsid="001f39fd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fo:color="#000000" style:font-name="Verdana" fo:font-size="10pt" fo:language="it" fo:country="IT" officeooo:rsid="0004fb96" officeooo:paragraph-rsid="0004fb96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Verdana" fo:font-size="10pt" fo:language="it" fo:country="IT" officeooo:rsid="0004fb96" officeooo:paragraph-rsid="001c5375" style:font-size-asian="10pt" style:font-size-complex="10pt"/>
    </style:style>
    <style:style style:name="P33" style:family="paragraph" style:parent-style-name="Table_20_Contents">
      <style:text-properties fo:color="#000000" style:font-name="Verdana" fo:font-size="10pt" fo:language="it" fo:country="IT" officeooo:rsid="0004fb96" officeooo:paragraph-rsid="0004fb96" style:font-size-asian="10pt" style:font-size-complex="10pt"/>
    </style:style>
    <style:style style:name="P34" style:family="paragraph" style:parent-style-name="Table_20_Contents">
      <style:text-properties fo:color="#000000" style:font-name="Verdana" fo:font-size="10pt" fo:language="it" fo:country="IT" officeooo:rsid="001cf3fc" officeooo:paragraph-rsid="001cf3fc" style:font-size-asian="10pt" style:font-size-complex="10pt"/>
    </style:style>
    <style:style style:name="P35" style:family="paragraph" style:parent-style-name="Table_20_Contents">
      <style:text-properties fo:color="#000000" style:font-name="Verdana" fo:font-size="10pt" fo:language="it" fo:country="IT" officeooo:paragraph-rsid="0022c2c4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fo:color="#000000" style:font-name="Verdana" fo:font-size="10pt" fo:language="it" fo:country="IT" officeooo:rsid="00037649" officeooo:paragraph-rsid="00037649" style:font-size-asian="10pt" style:font-size-complex="10pt"/>
    </style:style>
    <style:style style:name="P37" style:family="paragraph" style:parent-style-name="Table_20_Contents">
      <style:text-properties fo:color="#000000" style:font-name="Verdana" fo:font-size="10pt" fo:language="it" fo:country="IT" officeooo:rsid="00037649" officeooo:paragraph-rsid="00037649" style:font-size-asian="10pt" style:font-size-complex="10pt"/>
    </style:style>
    <style:style style:name="P38" style:family="paragraph" style:parent-style-name="Table_20_Contents">
      <style:text-properties fo:color="#000000" style:font-name="Verdana" fo:font-size="10pt" fo:language="it" fo:country="IT" officeooo:rsid="000608e4" officeooo:paragraph-rsid="000608e4" style:font-size-asian="10pt" style:font-size-complex="10pt"/>
    </style:style>
    <style:style style:name="P39" style:family="paragraph" style:parent-style-name="Table_20_Contents">
      <style:text-properties fo:color="#000000" style:font-name="Verdana" fo:font-size="10pt" fo:language="it" fo:country="IT" officeooo:rsid="000608e4" officeooo:paragraph-rsid="0014c8aa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fo:color="#000000" style:font-name="Verdana" fo:font-size="10pt" fo:language="it" fo:country="IT" officeooo:rsid="000608e4" officeooo:paragraph-rsid="000608e4" style:font-size-asian="10pt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fo:color="#000000" style:font-name="Verdana" fo:font-size="10pt" fo:language="it" fo:country="IT" officeooo:rsid="000f21ad" officeooo:paragraph-rsid="000f21ad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fo:color="#000000" style:font-name="Verdana" fo:font-size="10pt" fo:language="it" fo:country="IT" officeooo:rsid="000bc3f3" officeooo:paragraph-rsid="000bc3f3" style:font-size-asian="10pt" style:font-size-complex="10pt"/>
    </style:style>
    <style:style style:name="P43" style:family="paragraph" style:parent-style-name="Table_20_Contents">
      <style:text-properties fo:color="#000000" style:font-name="Verdana" fo:font-size="10pt" fo:language="it" fo:country="IT" officeooo:rsid="000bc3f3" officeooo:paragraph-rsid="0028a529" style:font-size-asian="10pt" style:font-size-complex="10pt"/>
    </style:style>
    <style:style style:name="P44" style:family="paragraph" style:parent-style-name="Table_20_Contents">
      <style:text-properties fo:color="#000000" style:font-name="Verdana" fo:font-size="10pt" fo:language="it" fo:country="IT" officeooo:rsid="00076e13" officeooo:paragraph-rsid="00076e13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fo:color="#000000" style:font-name="Verdana" fo:font-size="10pt" fo:language="it" fo:country="IT" officeooo:rsid="00076e13" officeooo:paragraph-rsid="00076e13" style:font-size-asian="10pt" style:font-size-complex="10pt"/>
    </style:style>
    <style:style style:name="P46" style:family="paragraph" style:parent-style-name="Table_20_Contents">
      <style:text-properties fo:color="#000000" style:font-name="Verdana" fo:font-size="10pt" fo:language="it" fo:country="IT" officeooo:rsid="000822a3" officeooo:paragraph-rsid="000822a3" style:font-size-asian="10pt" style:font-size-complex="10pt"/>
    </style:style>
    <style:style style:name="P47" style:family="paragraph" style:parent-style-name="Table_20_Contents">
      <style:text-properties fo:color="#000000" style:font-name="Verdana" fo:font-size="10pt" fo:language="it" fo:country="IT" officeooo:rsid="0014c8aa" officeooo:paragraph-rsid="0014c8aa" style:font-size-asian="10pt" style:font-size-complex="10pt"/>
    </style:style>
    <style:style style:name="P48" style:family="paragraph" style:parent-style-name="Table_20_Contents">
      <style:text-properties fo:color="#000000" style:font-name="Verdana" fo:font-size="10pt" fo:language="it" fo:country="IT" officeooo:paragraph-rsid="00289563" style:font-size-asian="10pt" style:font-size-complex="10pt"/>
    </style:style>
    <style:style style:name="P49" style:family="paragraph" style:parent-style-name="Table_20_Contents">
      <style:text-properties fo:color="#000000" style:font-name="Verdana" fo:font-size="10pt" fo:language="it" fo:country="IT" officeooo:rsid="002a265d" officeooo:paragraph-rsid="002a265d" style:font-size-asian="10pt" style:font-size-complex="10pt"/>
    </style:style>
    <style:style style:name="P50" style:family="paragraph" style:parent-style-name="Table_20_Contents">
      <style:text-properties fo:color="#000000" style:font-name="Verdana" fo:font-size="10pt" fo:language="it" fo:country="IT" officeooo:rsid="00180196" officeooo:paragraph-rsid="00180196" style:font-size-asian="10pt" style:font-size-complex="10pt"/>
    </style:style>
    <style:style style:name="P51" style:family="paragraph" style:parent-style-name="Table_20_Contents">
      <style:text-properties fo:color="#000000" style:font-name="Verdana" fo:font-size="10pt" fo:language="it" fo:country="IT" officeooo:paragraph-rsid="0029beb6" style:font-size-asian="10pt" style:font-size-complex="10pt"/>
    </style:style>
    <style:style style:name="P52" style:family="paragraph" style:parent-style-name="Table_20_Contents">
      <style:text-properties fo:color="#000000" style:font-name="Verdana" fo:font-size="10pt" fo:language="it" fo:country="IT" officeooo:rsid="0029beb6" officeooo:paragraph-rsid="002556b4" style:font-size-asian="10pt" style:font-size-complex="10pt"/>
    </style:style>
    <style:style style:name="P53" style:family="paragraph" style:parent-style-name="Table_20_Contents">
      <style:text-properties fo:color="#000000" style:font-name="Verdana" fo:font-size="10pt" fo:language="it" fo:country="IT" officeooo:rsid="002da9f5" officeooo:paragraph-rsid="002dad31" style:font-size-asian="10pt" style:font-size-complex="10pt"/>
    </style:style>
    <style:style style:name="P54" style:family="paragraph" style:parent-style-name="Table_20_Contents">
      <style:text-properties fo:color="#000000" style:font-name="Verdana" fo:font-size="10pt" fo:language="it" fo:country="IT" fo:font-weight="normal" style:font-size-asian="10pt" style:font-weight-asian="normal" style:font-size-complex="10pt" style:font-weight-complex="normal"/>
    </style:style>
    <style:style style:name="P55" style:family="paragraph" style:parent-style-name="Table_20_Contents">
      <style:text-properties fo:color="#000000" style:font-name="Verdana" fo:font-size="10pt" fo:language="it" fo:country="IT" fo:font-weight="normal" officeooo:rsid="0030cfad" officeooo:paragraph-rsid="0030cfad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justify" style:justify-single-word="false"/>
      <style:text-properties fo:color="#000000" style:font-name="Verdana" fo:font-size="10pt" fo:font-style="normal" officeooo:rsid="0030cfad" officeooo:paragraph-rsid="0030cfad" style:font-size-asian="10pt" style:font-style-asian="normal" style:font-size-complex="10pt" style:font-style-complex="normal"/>
    </style:style>
    <style:style style:name="P57" style:family="paragraph" style:parent-style-name="Table_20_Contents">
      <style:paragraph-properties fo:text-align="justify" style:justify-single-word="false"/>
      <style:text-properties fo:color="#000000" style:font-name="Verdana" officeooo:paragraph-rsid="0001818a"/>
    </style:style>
    <style:style style:name="P58" style:family="paragraph" style:parent-style-name="Table_20_Contents">
      <style:text-properties fo:color="#000000" style:font-name="Verdana" officeooo:paragraph-rsid="0019e8cb"/>
    </style:style>
    <style:style style:name="P59" style:family="paragraph" style:parent-style-name="Table_20_Contents">
      <style:text-properties fo:color="#000000" style:font-name="Verdana" officeooo:paragraph-rsid="001a7a3f"/>
    </style:style>
    <style:style style:name="P60" style:family="paragraph" style:parent-style-name="Table_20_Contents">
      <style:paragraph-properties fo:text-align="justify" style:justify-single-word="false"/>
      <style:text-properties fo:color="#000000" officeooo:paragraph-rsid="0001818a"/>
    </style:style>
    <style:style style:name="P61" style:family="paragraph" style:parent-style-name="Table_20_Contents">
      <style:text-properties fo:color="#000000" officeooo:paragraph-rsid="0023e58e"/>
    </style:style>
    <style:style style:name="P62" style:family="paragraph" style:parent-style-name="Table_20_Contents">
      <style:text-properties fo:color="#000000" officeooo:paragraph-rsid="0029beb6"/>
    </style:style>
    <style:style style:name="P63" style:family="paragraph" style:parent-style-name="Table_20_Contents">
      <style:paragraph-properties fo:text-align="justify" style:justify-single-word="false"/>
      <style:text-properties officeooo:paragraph-rsid="00311b58"/>
    </style:style>
    <style:style style:name="P64" style:family="paragraph" style:parent-style-name="Standard">
      <style:text-properties fo:language="it" fo:country="IT"/>
    </style:style>
    <style:style style:name="P65" style:family="paragraph" style:parent-style-name="Standard">
      <style:paragraph-properties fo:break-before="page"/>
      <style:text-properties fo:language="it" fo:country="IT"/>
    </style:style>
    <style:style style:name="P66" style:family="paragraph" style:parent-style-name="Table_20_Contents">
      <style:text-properties fo:color="#000000" style:font-name="Verdana" fo:font-size="10pt" fo:language="it" fo:country="IT" officeooo:rsid="0009bdb9" officeooo:paragraph-rsid="0009bdb9" style:font-size-asian="10pt" style:font-size-complex="10pt"/>
    </style:style>
    <style:style style:name="P67" style:family="paragraph" style:parent-style-name="Table_20_Contents">
      <style:paragraph-properties fo:text-align="justify" style:justify-single-word="false"/>
      <style:text-properties fo:color="#000000" style:font-name="Verdana" fo:font-size="10pt" fo:font-style="normal" fo:font-weight="normal" officeooo:paragraph-rsid="0009bdb9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text-properties officeooo:paragraph-rsid="0009bdb9"/>
    </style:style>
    <style:style style:name="P69" style:family="paragraph" style:parent-style-name="Table_20_Contents">
      <style:text-properties officeooo:rsid="00339d6a" officeooo:paragraph-rsid="00339d6a"/>
    </style:style>
    <style:style style:name="P70" style:family="paragraph" style:parent-style-name="Text_20_body">
      <style:paragraph-properties fo:text-align="justify" style:justify-single-word="false"/>
      <style:text-properties officeooo:paragraph-rsid="00327702"/>
    </style:style>
    <style:style style:name="T1" style:family="text">
      <style:text-properties officeooo:rsid="0001818a"/>
    </style:style>
    <style:style style:name="T2" style:family="text">
      <style:text-properties officeooo:rsid="00037649"/>
    </style:style>
    <style:style style:name="T3" style:family="text">
      <style:text-properties fo:language="it" fo:country="IT"/>
    </style:style>
    <style:style style:name="T4" style:family="text">
      <style:text-properties fo:language="it" fo:country="IT" officeooo:rsid="0001818a"/>
    </style:style>
    <style:style style:name="T5" style:family="text">
      <style:text-properties fo:language="it" fo:country="IT" officeooo:rsid="0009bdb9"/>
    </style:style>
    <style:style style:name="T6" style:family="text">
      <style:text-properties fo:language="it" fo:country="IT" fo:font-style="italic" fo:font-weight="normal" officeooo:rsid="0009bdb9" style:font-style-asian="italic" style:font-weight-asian="normal" style:font-style-complex="italic" style:font-weight-complex="normal"/>
    </style:style>
    <style:style style:name="T7" style:family="text">
      <style:text-properties fo:language="it" fo:country="IT" fo:font-style="italic" fo:font-weight="bold" officeooo:rsid="0009bdb9" style:font-style-asian="italic" style:font-weight-asian="normal" style:font-style-complex="italic" style:font-weight-complex="normal"/>
    </style:style>
    <style:style style:name="T8" style:family="text">
      <style:text-properties fo:language="it" fo:country="IT" officeooo:rsid="000822a3"/>
    </style:style>
    <style:style style:name="T9" style:family="text">
      <style:text-properties fo:language="it" fo:country="IT" officeooo:rsid="00087cd3"/>
    </style:style>
    <style:style style:name="T10" style:family="text">
      <style:text-properties fo:language="it" fo:country="IT" officeooo:rsid="0009784a"/>
    </style:style>
    <style:style style:name="T11" style:family="text">
      <style:text-properties fo:language="it" fo:country="IT" officeooo:rsid="00180196"/>
    </style:style>
    <style:style style:name="T12" style:family="text">
      <style:text-properties fo:language="it" fo:country="IT" officeooo:rsid="00192e1a"/>
    </style:style>
    <style:style style:name="T13" style:family="text">
      <style:text-properties fo:language="it" fo:country="IT" officeooo:rsid="00006fea"/>
    </style:style>
    <style:style style:name="T14" style:family="text">
      <style:text-properties fo:language="it" fo:country="IT" officeooo:rsid="00194950"/>
    </style:style>
    <style:style style:name="T15" style:family="text">
      <style:text-properties fo:language="it" fo:country="IT" officeooo:rsid="0019e8cb"/>
    </style:style>
    <style:style style:name="T16" style:family="text">
      <style:text-properties fo:language="it" fo:country="IT" officeooo:rsid="001a7a3f"/>
    </style:style>
    <style:style style:name="T17" style:family="text">
      <style:text-properties fo:language="it" fo:country="IT" officeooo:rsid="001c5375"/>
    </style:style>
    <style:style style:name="T18" style:family="text">
      <style:text-properties fo:language="it" fo:country="IT" officeooo:rsid="0004fb96"/>
    </style:style>
    <style:style style:name="T19" style:family="text">
      <style:text-properties fo:language="it" fo:country="IT" fo:font-weight="bold" officeooo:rsid="001cf3fc" style:font-weight-asian="bold" style:font-weight-complex="bold"/>
    </style:style>
    <style:style style:name="T20" style:family="text">
      <style:text-properties fo:language="it" fo:country="IT" fo:font-weight="bold" officeooo:rsid="0009bdb9" style:font-weight-asian="normal" style:font-weight-complex="normal"/>
    </style:style>
    <style:style style:name="T21" style:family="text">
      <style:text-properties fo:language="it" fo:country="IT" officeooo:rsid="001cf3fc"/>
    </style:style>
    <style:style style:name="T22" style:family="text">
      <style:text-properties fo:language="it" fo:country="IT" officeooo:rsid="0020256a"/>
    </style:style>
    <style:style style:name="T23" style:family="text">
      <style:text-properties fo:language="it" fo:country="IT" officeooo:rsid="002177e3"/>
    </style:style>
    <style:style style:name="T24" style:family="text">
      <style:text-properties fo:language="it" fo:country="IT" fo:font-weight="normal" officeooo:rsid="0009bdb9" style:font-weight-asian="normal" style:font-weight-complex="normal"/>
    </style:style>
    <style:style style:name="T25" style:family="text">
      <style:text-properties officeooo:rsid="0009784a"/>
    </style:style>
    <style:style style:name="T26" style:family="text">
      <style:text-properties officeooo:rsid="000bc3f3"/>
    </style:style>
    <style:style style:name="T27" style:family="text">
      <style:text-properties officeooo:rsid="000f21ad"/>
    </style:style>
    <style:style style:name="T28" style:family="text">
      <style:text-properties officeooo:rsid="0014c8aa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officeooo:rsid="001cf3fc" style:font-weight-asian="bold" style:font-weight-complex="bold"/>
    </style:style>
    <style:style style:name="T31" style:family="text">
      <style:text-properties officeooo:rsid="0016717f"/>
    </style:style>
    <style:style style:name="T32" style:family="text">
      <style:text-properties officeooo:rsid="001672a5"/>
    </style:style>
    <style:style style:name="T33" style:family="text">
      <style:text-properties officeooo:rsid="0019e8cb"/>
    </style:style>
    <style:style style:name="T34" style:family="text">
      <style:text-properties officeooo:rsid="001a7a3f"/>
    </style:style>
    <style:style style:name="T35" style:family="text">
      <style:text-properties style:text-position="super 58%" fo:font-size="10pt" fo:language="it" fo:country="IT" officeooo:rsid="001a7a3f" style:font-size-asian="10pt" style:font-size-complex="10pt"/>
    </style:style>
    <style:style style:name="T36" style:family="text">
      <style:text-properties style:text-position="super 58%" officeooo:rsid="001f39fd"/>
    </style:style>
    <style:style style:name="T37" style:family="text">
      <style:text-properties officeooo:rsid="001c5375"/>
    </style:style>
    <style:style style:name="T38" style:family="text">
      <style:text-properties officeooo:rsid="001cf3fc"/>
    </style:style>
    <style:style style:name="T39" style:family="text">
      <style:text-properties fo:font-size="10pt" fo:language="it" fo:country="IT" officeooo:rsid="0001818a" style:font-size-asian="10pt" style:font-size-complex="10pt"/>
    </style:style>
    <style:style style:name="T40" style:family="text">
      <style:text-properties fo:font-size="10pt" fo:language="it" fo:country="IT" officeooo:rsid="0019e8cb" style:font-size-asian="10pt" style:font-size-complex="10pt"/>
    </style:style>
    <style:style style:name="T41" style:family="text">
      <style:text-properties fo:font-size="10pt" fo:language="it" fo:country="IT" officeooo:rsid="0009784a" style:font-size-asian="10pt" style:font-size-complex="10pt"/>
    </style:style>
    <style:style style:name="T42" style:family="text">
      <style:text-properties fo:font-size="10pt" fo:language="it" fo:country="IT" officeooo:rsid="001a7a3f" style:font-size-asian="10pt" style:font-size-complex="10pt"/>
    </style:style>
    <style:style style:name="T43" style:family="text">
      <style:text-properties style:font-name="Verdana" fo:font-size="10pt" fo:language="it" fo:country="IT" style:font-size-asian="10pt" style:font-size-complex="10pt"/>
    </style:style>
    <style:style style:name="T44" style:family="text">
      <style:text-properties style:font-name="Verdana" fo:font-size="10pt" fo:language="it" fo:country="IT" officeooo:rsid="0001818a" style:font-size-asian="10pt" style:font-size-complex="10pt"/>
    </style:style>
    <style:style style:name="T45" style:family="text">
      <style:text-properties style:font-name="Verdana" fo:font-size="10pt" fo:language="it" fo:country="IT" officeooo:rsid="001f9407" style:font-size-asian="10pt" style:font-size-complex="10pt"/>
    </style:style>
    <style:style style:name="T46" style:family="text">
      <style:text-properties style:font-name="Verdana" fo:font-size="10pt" fo:language="it" fo:country="IT" officeooo:rsid="00265e5a" style:font-size-asian="10pt" style:font-size-complex="10pt"/>
    </style:style>
    <style:style style:name="T47" style:family="text">
      <style:text-properties style:font-name="Verdana" fo:font-size="10pt" fo:language="it" fo:country="IT" officeooo:rsid="0023e58e" style:font-size-asian="10pt" style:font-size-complex="10pt"/>
    </style:style>
    <style:style style:name="T48" style:family="text">
      <style:text-properties style:font-name="Verdana" fo:font-size="10pt" fo:language="it" fo:country="IT" officeooo:rsid="0022df81" style:font-size-asian="10pt" style:font-size-complex="10pt"/>
    </style:style>
    <style:style style:name="T49" style:family="text">
      <style:text-properties style:font-name="Verdana" fo:font-size="10pt" fo:language="it" fo:country="IT" officeooo:rsid="0029beb6" style:font-size-asian="10pt" style:font-size-complex="10pt"/>
    </style:style>
    <style:style style:name="T50" style:family="text">
      <style:text-properties officeooo:rsid="001f39fd"/>
    </style:style>
    <style:style style:name="T51" style:family="text">
      <style:text-properties fo:color="#000000"/>
    </style:style>
    <style:style style:name="T52" style:family="text">
      <style:text-properties fo:color="#000000" style:font-name="Verdana"/>
    </style:style>
    <style:style style:name="T53" style:family="text">
      <style:text-properties fo:color="#000000" style:font-name="Verdana" fo:font-size="10pt" fo:language="it" fo:country="IT" style:font-size-asian="10pt" style:font-size-complex="10pt"/>
    </style:style>
    <style:style style:name="T54" style:family="text">
      <style:text-properties fo:color="#000000" style:font-name="Verdana" fo:font-size="10pt" fo:language="it" fo:country="IT" officeooo:rsid="001cf3fc" style:font-size-asian="10pt" style:font-size-complex="10pt"/>
    </style:style>
    <style:style style:name="T55" style:family="text">
      <style:text-properties fo:color="#000000" style:font-name="Verdana" fo:font-size="10pt" fo:language="it" fo:country="IT" officeooo:rsid="00339d6a" style:font-size-asian="10pt" style:font-size-complex="10pt"/>
    </style:style>
    <style:style style:name="T56" style:family="text">
      <style:text-properties fo:color="#000000" style:font-name="Verdana" fo:font-size="10pt" fo:language="it" fo:country="IT" officeooo:rsid="0009bdb9" style:font-size-asian="10pt" style:font-size-complex="10pt"/>
    </style:style>
    <style:style style:name="T57" style:family="text">
      <style:text-properties fo:color="#000000" style:font-name="Verdana" fo:font-size="10pt" fo:language="it" fo:country="IT" officeooo:rsid="00327702" style:font-size-asian="10pt" style:font-size-complex="10pt"/>
    </style:style>
    <style:style style:name="T58" style:family="text">
      <style:text-properties fo:color="#000000" style:font-name="Verdana" fo:font-size="10pt" fo:language="it" fo:country="IT" officeooo:rsid="001cf3fc" style:font-name-asian="NSimSun" style:font-size-asian="10pt" style:font-name-complex="Liberation Mono" style:font-size-complex="10pt"/>
    </style:style>
    <style:style style:name="T59" style:family="text">
      <style:text-properties fo:color="#000000" style:font-name="Verdana" fo:font-size="10pt" fo:language="it" fo:country="IT" officeooo:rsid="00076e13" style:font-name-asian="NSimSun" style:font-size-asian="10pt" style:font-name-complex="Liberation Mono" style:font-size-complex="10pt"/>
    </style:style>
    <style:style style:name="T60" style:family="text">
      <style:text-properties fo:color="#000000" style:font-name="Verdana" fo:font-size="10pt" fo:language="it" fo:country="IT" fo:font-style="normal" fo:font-weight="normal" officeooo:rsid="0009bdb9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color="#000000" style:font-name="Verdana" fo:font-size="10pt" fo:language="it" fo:country="IT" fo:font-style="normal" fo:font-weight="normal" officeooo:rsid="00327702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fo:color="#000000" style:font-name="Verdana" fo:font-size="10pt" officeooo:rsid="001cf3fc" style:font-name-asian="NSimSun" style:font-size-asian="10pt" style:font-name-complex="Liberation Mono" style:font-size-complex="10pt"/>
    </style:style>
    <style:style style:name="T63" style:family="text">
      <style:text-properties fo:color="#000000" style:font-name="Verdana" fo:font-size="10pt" officeooo:rsid="00076e13" style:font-name-asian="NSimSun" style:font-size-asian="10pt" style:font-name-complex="Liberation Mono" style:font-size-complex="10pt"/>
    </style:style>
    <style:style style:name="T64" style:family="text">
      <style:text-properties fo:color="#000000" style:font-name="Verdana" fo:font-size="10pt" style:font-size-asian="10pt" style:font-size-complex="10pt"/>
    </style:style>
    <style:style style:name="T65" style:family="text">
      <style:text-properties fo:color="#000000" style:font-name="Verdana" fo:font-size="10pt" fo:font-style="normal" fo:font-weight="normal" officeooo:rsid="00311b58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color="#000000" style:font-name="Verdana" fo:font-size="10pt" fo:font-style="normal" fo:font-weight="normal" officeooo:rsid="0030cfad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fo:color="#000000" style:font-name="Verdana" fo:font-size="10pt" fo:font-style="normal" fo:font-weight="normal" officeooo:rsid="0031a0a5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color="#000000" officeooo:rsid="001f01b0"/>
    </style:style>
    <style:style style:name="T69" style:family="text">
      <style:text-properties officeooo:rsid="002556b4"/>
    </style:style>
    <style:style style:name="T70" style:family="text">
      <style:text-properties officeooo:rsid="0029beb6"/>
    </style:style>
    <style:style style:name="T71" style:family="text">
      <style:text-properties officeooo:rsid="002a265d"/>
    </style:style>
    <style:style style:name="T72" style:family="text">
      <style:text-properties officeooo:rsid="002da9f5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09bdb9" style:font-weight-asian="normal" style:font-weight-complex="normal"/>
    </style:style>
    <style:style style:name="T75" style:family="text">
      <style:text-properties fo:font-weight="normal" officeooo:rsid="00311b58" style:font-weight-asian="normal" style:font-weight-complex="normal"/>
    </style:style>
    <style:style style:name="T76" style:family="text">
      <style:text-properties officeooo:rsid="002f86a9"/>
    </style:style>
    <style:style style:name="T77" style:family="text">
      <style:text-properties officeooo:rsid="00311b58"/>
    </style:style>
    <style:style style:name="T78" style:family="text">
      <style:text-properties officeooo:rsid="00327702"/>
    </style:style>
    <style:style style:name="T79" style:family="text">
      <style:text-properties officeooo:rsid="00339d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0">Comando</text:p>
          </table:table-cell>
          <table:table-cell table:style-name="Tabella1.A1" office:value-type="string">
            <text:p text:style-name="P20">De<text:span text:style-name="T31">s</text:span>crizione</text:p>
          </table:table-cell>
          <table:table-cell table:style-name="Tabella1.C1" office:value-type="string">
            <text:p text:style-name="P20">Esempio</text:p>
          </table:table-cell>
        </table:table-row>
        <table:table-row>
          <table:table-cell table:style-name="Tabella1.A23" office:value-type="string">
            <text:p text:style-name="P23">' <text:s/>// <text:s/>REM</text:p>
          </table:table-cell>
          <table:table-cell table:style-name="Tabella1.B23" office:value-type="string">
            <text:p text:style-name="P24">Per appuntarsi dei commenti nella pagina del codice in modo che questi non vengano presi in considerazione e non creino errori</text:p>
          </table:table-cell>
          <table:table-cell table:style-name="Tabella1.C23" office:value-type="string">
            <text:p text:style-name="P10"><text:span text:style-name="T10">'</text:span><text:span text:style-name="T11">MsgBox(“Ciao”) questa riga non viene eseguita</text:span></text:p>
            <text:p text:style-name="P50">MsgBox(“Ciao”) 'appare dialogo qui scrivo cosa voglio</text:p>
          </table:table-cell>
        </table:table-row>
        <table:table-row>
          <table:table-cell table:style-name="Tabella1.A23" office:value-type="string">
            <text:p text:style-name="P18"><text:span text:style-name="T32">window</text:span>.show</text:p>
          </table:table-cell>
          <table:table-cell table:style-name="Tabella1.B23" office:value-type="string">
            <text:p text:style-name="P11"><text:span text:style-name="T12">Mostra </text:span><text:span text:style-name="T13">una finestra, </text:span><text:span text:style-name="T12">se non è aperta la apre, </text:span><text:span text:style-name="T14">se è nascosta la </text:span><text:span text:style-name="T15">rende visibile</text:span></text:p>
          </table:table-cell>
          <table:table-cell table:style-name="Tabella1.C23" office:value-type="string">
            <text:p text:style-name="P20">windowAreaQuadrato.show</text:p>
          </table:table-cell>
        </table:table-row>
        <table:table-row>
          <table:table-cell table:style-name="Tabella1.A23" office:value-type="string">
            <text:p text:style-name="P18">window.<text:span text:style-name="T33">c</text:span>lose</text:p>
          </table:table-cell>
          <table:table-cell table:style-name="Tabella1.B23" office:value-type="string">
            <text:p text:style-name="P16">Chiude una finestra</text:p>
          </table:table-cell>
          <table:table-cell table:style-name="Tabella1.C23" office:value-type="string">
            <text:p text:style-name="P20">window_<text:span text:style-name="T33">A</text:span>bout<text:span text:style-name="T33">Me</text:span>.Close</text:p>
          </table:table-cell>
        </table:table-row>
        <table:table-row>
          <table:table-cell table:style-name="Tabella1.A23" office:value-type="string">
            <text:p text:style-name="P25">Quit</text:p>
          </table:table-cell>
          <table:table-cell table:style-name="Tabella1.B23" office:value-type="string">
            <text:p text:style-name="P16">Chiude l’intero programma</text:p>
          </table:table-cell>
          <table:table-cell table:style-name="Tabella1.C23" office:value-type="string">
            <text:p text:style-name="P25">QUIT</text:p>
          </table:table-cell>
        </table:table-row>
        <table:table-row>
          <table:table-cell table:style-name="Tabella1.A23" office:value-type="string">
            <text:p text:style-name="P26"><text:span text:style-name="T1">PopUpMenu</text:span>.<text:span text:style-name="T1">ListIndex</text:span></text:p>
          </table:table-cell>
          <table:table-cell table:style-name="Tabella1.B23" office:value-type="string">
            <text:p text:style-name="P57"><text:span text:style-name="T39">Scelta di un</text:span><text:span text:style-name="T40">a riga d</text:span><text:span text:style-name="T39">el PopUpMenu.</text:span><text:span text:style-name="T40"> L’indice del primo elemento è sempre 0</text:span></text:p>
          </table:table-cell>
          <table:table-cell table:style-name="Tabella1.C23" office:value-type="string">
            <text:p text:style-name="P58"><text:span text:style-name="T41">'</text:span><text:span text:style-name="T42">Visualizza il 3</text:span><text:span text:style-name="T35">o</text:span><text:span text:style-name="T42"> elemento del menu a tendina</text:span></text:p>
            <text:p text:style-name="P21"><text:span text:style-name="T1">PopUpMenu</text:span>.ListIndex=2</text:p>
            <text:p text:style-name="P21"/>
            <text:p text:style-name="P59"><text:span text:style-name="T41">'</text:span><text:span text:style-name="T42">Restituisci alla variabile n il valore attuale del menu</text:span></text:p>
            <text:p text:style-name="P59"><text:span text:style-name="T42">n=</text:span><text:span text:style-name="T39">PopUpMenu</text:span><text:span text:style-name="T42">.listindex</text:span></text:p>
          </table:table-cell>
        </table:table-row>
        <table:table-row>
          <table:table-cell table:style-name="Tabella1.A23" office:value-type="string">
            <text:p text:style-name="P20">ShowURL</text:p>
          </table:table-cell>
          <table:table-cell table:style-name="Tabella1.B23" office:value-type="string">
            <text:p text:style-name="P22">Aprire un sito internet</text:p>
          </table:table-cell>
          <table:table-cell table:style-name="Tabella1.C23" office:value-type="string">
            <text:p text:style-name="P8"><text:span text:style-name="T51">ShowURL("</text:span><text:a xlink:type="simple" xlink:href="https://www.miomemo.it/" text:style-name="Internet_20_link" text:visited-style-name="Visited_20_Internet_20_Link"><text:span text:style-name="T68">www</text:span></text:a><text:a xlink:type="simple" xlink:href="https://www.miomemo.it/" text:style-name="Internet_20_link" text:visited-style-name="Visited_20_Internet_20_Link">.miomemo.it</text:a><text:span text:style-name="T51">")</text:span></text:p>
          </table:table-cell>
        </table:table-row>
        <table:table-row>
          <table:table-cell table:style-name="Tabella1.A23" office:value-type="string">
            <text:p text:style-name="P27">Dim</text:p>
          </table:table-cell>
          <table:table-cell table:style-name="Tabella1.B23" office:value-type="string">
            <text:p text:style-name="P12"><text:span text:style-name="T16">Definizione</text:span><text:span text:style-name="T4"> del tipo di una variabile</text:span></text:p>
            <text:p text:style-name="P31">String - Caratteri</text:p>
            <text:p text:style-name="P32">Double – numeri <text:span text:style-name="T38">a </text:span><text:span text:style-name="T30">virogola mobile </text:span><text:span text:style-name="T37">compresi tra </text:span>-1,79769313486232E308 <text:span text:style-name="T37">e 1,79769313486232E308</text:span></text:p>
            <text:p text:style-name="P13"><text:span text:style-name="T17">Integer – </text:span><text:span text:style-name="T18">numeri </text:span><text:span text:style-name="T19">interi</text:span><text:span text:style-name="T21"> </text:span><text:span text:style-name="T17">compresi tra </text:span>-2.147.483.648 e 2.147.483.647 </text:p>
            <text:p text:style-name="P31">Boolean - True/False</text:p>
            <text:p text:style-name="P31">Image - Immagine</text:p>
            <text:p text:style-name="P31">Ob<text:span text:style-name="T34">j</text:span>ect - Oggetto</text:p>
          </table:table-cell>
          <table:table-cell table:style-name="Tabella1.C23" office:value-type="string">
            <text:p text:style-name="P28">Dim b as Boolean</text:p>
            <text:p text:style-name="P34">Dim i as Integer</text:p>
            <text:p text:style-name="P34">Dim ii as integer</text:p>
            <text:p text:style-name="P34"><text:span text:style-name="T25">'</text:span>si può anche scrivere come</text:p>
            <text:p text:style-name="P34">Dim i,ii as Integer</text:p>
            <text:p text:style-name="P34"><text:span text:style-name="T25">'</text:span>Definire una variabile e assegnarli un valore</text:p>
            <text:p text:style-name="P7"><text:span text:style-name="Source_20_Text"><text:span text:style-name="T54">Dim </text:span></text:span><text:span text:style-name="Source_20_Text"><text:span text:style-name="T58">i</text:span></text:span><text:span text:style-name="Source_20_Text"><text:span text:style-name="T54"> As Integer = 10</text:span></text:span></text:p>
            <text:p text:style-name="P1"><text:span text:style-name="Source_20_Text"><text:span text:style-name="T52">Dim </text:span></text:span><text:span text:style-name="Source_20_Text"><text:span text:style-name="T62">s</text:span></text:span><text:span text:style-name="Source_20_Text"><text:span text:style-name="T52"> As String = "Just started"</text:span></text:span></text:p>
            <text:p text:style-name="P34"/>
          </table:table-cell>
        </table:table-row>
        <table:table-row>
          <table:table-cell table:style-name="Tabella1.A23" office:value-type="string">
            <text:p text:style-name="P28">Val</text:p>
          </table:table-cell>
          <table:table-cell table:style-name="Tabella1.B23" office:value-type="string">
            <text:p text:style-name="P60"><text:span text:style-name="T44">Conver</text:span><text:span text:style-name="T45">t</text:span><text:span text:style-name="T44">e una </text:span><text:span text:style-name="T45">stringa</text:span><text:span text:style-name="T44"> in Double</text:span></text:p>
          </table:table-cell>
          <table:table-cell table:style-name="Tabella1.C23" office:value-type="string">
            <text:p text:style-name="P9"><text:span text:style-name="T23">n</text:span><text:span text:style-name="T3"> = Val(“</text:span><text:span text:style-name="T22">hello”</text:span><text:span text:style-name="T3">) //</text:span><text:span text:style-name="T23">returns 0</text:span></text:p>
            <text:p text:style-name="P19">n = Val("123.25") // returns 123.25</text:p>
            <text:p text:style-name="P19">n = Val("123,456") // returns 123</text:p>
          </table:table-cell>
        </table:table-row>
        <table:table-row>
          <table:table-cell table:style-name="Tabella1.A23" office:value-type="string">
            <text:p text:style-name="P29">Str</text:p>
          </table:table-cell>
          <table:table-cell table:style-name="Tabella1.B23" office:value-type="string">
            <text:p text:style-name="P30">Converte una <text:span text:style-name="T2">variabile</text:span> in <text:span text:style-name="T50">String</text:span></text:p>
          </table:table-cell>
          <table:table-cell table:style-name="Tabella1.C23" office:value-type="string">
            <text:p text:style-name="P51">s = Str(123) <text:s text:c="6"/>// returns "123"</text:p>
            <text:p text:style-name="P51">s = Str(123.44) <text:s/>// returns "123.44"</text:p>
            <text:p text:style-name="P62"><text:span text:style-name="T43">s = Str(123,4</text:span><text:span text:style-name="T48">5</text:span><text:span text:style-name="T43">) <text:s/>// returns "123,</text:span><text:span text:style-name="T48">44</text:span><text:span text:style-name="T43">" </text:span></text:p>
          </table:table-cell>
        </table:table-row>
        <table:table-row>
          <table:table-cell table:style-name="Tabella1.A23" office:value-type="string">
            <text:p text:style-name="P35">^</text:p>
          </table:table-cell>
          <table:table-cell table:style-name="Tabella1.B23" office:value-type="string">
            <text:p text:style-name="P36">Potenza (la variabile dopo il ^ è la base e la variabile dopo è l’esponente)</text:p>
          </table:table-cell>
          <table:table-cell table:style-name="Tabella1.C23" office:value-type="string">
            <text:p text:style-name="P35">h=a^i</text:p>
            <text:p text:style-name="P61"><text:span text:style-name="T43">h=</text:span><text:span text:style-name="T46">2</text:span><text:span text:style-name="T47">^</text:span><text:span text:style-name="T46">3 //returns 8</text:span></text:p>
            <text:p text:style-name="P62"><text:span text:style-name="T46">h=</text:span><text:span text:style-name="T49">3</text:span><text:span text:style-name="T47">^</text:span><text:span text:style-name="T49">2</text:span><text:span text:style-name="T46"> //returns </text:span><text:span text:style-name="T49">9</text:span></text:p>
          </table:table-cell>
        </table:table-row>
        <table:table-row>
          <table:table-cell table:style-name="Tabella1.A23" office:value-type="string">
            <text:p text:style-name="P18">*</text:p>
          </table:table-cell>
          <table:table-cell table:style-name="Tabella1.B23" office:value-type="string">
            <text:p text:style-name="P36">Moltiplicazione</text:p>
          </table:table-cell>
          <table:table-cell table:style-name="Tabella1.C23" office:value-type="string">
            <text:p text:style-name="P52">D=3*2 //returns 6</text:p>
          </table:table-cell>
        </table:table-row>
        <table:table-row>
          <table:table-cell table:style-name="Tabella1.A23" office:value-type="string">
            <text:p text:style-name="P37">SQRT</text:p>
          </table:table-cell>
          <table:table-cell table:style-name="Tabella1.B23" office:value-type="string">
            <text:p text:style-name="P36">Radice quadrata, <text:span text:style-name="T70">restituisce Double</text:span></text:p>
          </table:table-cell>
          <table:table-cell table:style-name="Tabella1.C23" office:value-type="string">
            <text:p text:style-name="P49">d = SQRT(9) // returns 3</text:p>
            <text:p text:style-name="P48">SQRT(<text:span text:style-name="T71">16</text:span>) <text:span text:style-name="T69">//returns 4</text:span></text:p>
          </table:table-cell>
        </table:table-row>
        <table:table-row>
          <table:table-cell table:style-name="Tabella1.A23" office:value-type="string">
            <text:p text:style-name="P38"><text:span text:style-name="T50">TextField.</text:span>SelStart</text:p>
          </table:table-cell>
          <table:table-cell table:style-name="Tabella1.B23" office:value-type="string">
            <text:p text:style-name="P41">Piazza il cursone in un punto specifico di una stringa</text:p>
          </table:table-cell>
          <table:table-cell table:style-name="Tabella1.C23" office:value-type="string">
            <text:p text:style-name="P39"><text:span text:style-name="T50">TextField.</text:span>SelStart<text:span text:style-name="T28">=3 //posiziona il cursore tra l a 3</text:span><text:span text:style-name="T36">a</text:span><text:span text:style-name="T28"> e la 4</text:span><text:span text:style-name="T36">a</text:span><text:span text:style-name="T50"> lettera da sinistra a destra</text:span></text:p>
          </table:table-cell>
        </table:table-row>
        <table:table-row>
          <table:table-cell table:style-name="Tabella1.A23" office:value-type="string">
            <text:p text:style-name="P38">Len</text:p>
          </table:table-cell>
          <table:table-cell table:style-name="Tabella1.B23" office:value-type="string">
            <text:p text:style-name="P40">Conta i caratteri di una stringa</text:p>
          </table:table-cell>
          <table:table-cell table:style-name="Tabella1.C23" office:value-type="string">
            <text:p text:style-name="P53">i=Len("Hello") <text:span text:style-name="T71">// returns </text:span>5</text:p>
          </table:table-cell>
        </table:table-row>
        <table:table-row>
          <table:table-cell table:style-name="Tabella1.A23" office:value-type="string">
            <text:p text:style-name="P33">CHR</text:p>
          </table:table-cell>
          <table:table-cell table:style-name="Tabella1.B23" office:value-type="string">
            <text:p text:style-name="P63"><text:span text:style-name="T65">Il comando CHR</text:span><text:span text:style-name="T67">(integer)</text:span><text:span text:style-name="T65"> restituisce </text:span><text:span text:style-name="T67">una stringa con il </text:span><text:span text:style-name="T65">car</text:span><text:span text:style-name="T67">a</text:span><text:span text:style-name="T65">ttere corrispondente al suo valore della tabella </text:span><text:span text:style-name="T66">ASCII</text:span></text:p>
            <text:p text:style-name="P56"><text:soft-page-break/><text:span text:style-name="T74">I</text:span><text:span text:style-name="T73"> caratteri con valore ASCII da 0 a 31 compreso </text:span><text:span text:style-name="T75">e </text:span><text:span text:style-name="T73">127 sono caratteri di comando non visibili.</text:span></text:p>
          </table:table-cell>
          <table:table-cell table:style-name="Tabella1.C23" office:value-type="string">
            <text:p text:style-name="P54"><text:span text:style-name="T76">Dim</text:span> tab, CR, <text:span text:style-name="T76">spazio, s1, s2 </text:span>As String</text:p>
            <text:p text:style-name="P55">spazio = chr(32)<text:span text:style-name="T72"> </text:span><text:span text:style-name="T71">// returns </text:span>" "</text:p>
            <text:p text:style-name="P54"><text:soft-page-break/>tab = Chr(9) // returns a tab</text:p>
            <text:p text:style-name="P54">CR = Chr(13) // returns carriage return</text:p>
            <text:p text:style-name="P55">s1 = Chr(65) // returns <text:span text:style-name="T77">"</text:span>A<text:span text:style-name="T77">"</text:span></text:p>
            <text:p text:style-name="P55">s2 = Chr(97) // returns <text:span text:style-name="T77">"</text:span>a<text:span text:style-name="T77">"</text:span></text:p>
          </table:table-cell>
        </table:table-row>
        <table:table-row>
          <table:table-cell table:style-name="Tabella1.A23" office:value-type="string">
            <text:p text:style-name="P33">ASC</text:p>
          </table:table-cell>
          <table:table-cell table:style-name="Tabella1.B23" office:value-type="string">
            <text:p text:style-name="P70"><text:span text:style-name="T60">la funzione </text:span><text:span text:style-name="T61">ASC</text:span><text:span text:style-name="T60"> viene utilizzata per ottenere il valore ASCII </text:span><text:span text:style-name="T61">corrispondente ad</text:span><text:span text:style-name="T60"> un carattere. </text:span></text:p>
            <text:p text:style-name="P67"><text:span text:style-name="T5"/></text:p>
          </table:table-cell>
          <table:table-cell table:style-name="Tabella1.C17" office:value-type="string" table:protected="true">
            <text:p text:style-name="P68"><text:span text:style-name="T57">Dim</text:span><text:span text:style-name="T56"> </text:span><text:span text:style-name="T55">9, 13, 65, 97</text:span><text:span text:style-name="T56"> As Integer</text:span></text:p>
            <text:p text:style-name="P69"><text:span text:style-name="T56">9</text:span><text:span text:style-name="T53"> = </text:span></text:p>
            <text:p text:style-name="P66">result = source.Asc // returns 65</text:p>
            <text:p text:style-name="P66"/>
          </table:table-cell>
        </table:table-row>
        <table:table-row>
          <table:table-cell table:style-name="Tabella1.A23" office:value-type="string">
            <text:p text:style-name="P33">MsgBox</text:p>
          </table:table-cell>
          <table:table-cell table:style-name="Tabella1.B18" office:value-type="string" table:protected="true">
            <text:p text:style-name="P42">Crea una piccola <text:span text:style-name="T27">f</text:span>inestra con un messaggio scelto</text:p>
          </table:table-cell>
          <table:table-cell table:style-name="Tabella1.C23" office:value-type="string">
            <text:p text:style-name="P43">MsgBox”Ciao”</text:p>
            <text:p text:style-name="P43">MsgBox(ciao)</text:p>
          </table:table-cell>
        </table:table-row>
        <table:table-row>
          <table:table-cell table:style-name="Tabella1.A23" office:value-type="string">
            <text:p text:style-name="P44">Left</text:p>
          </table:table-cell>
          <table:table-cell table:style-name="Tabella1.B23" office:value-type="string">
            <text:p text:style-name="P45"><text:span text:style-name="T79">Tieneconto</text:span> sol<text:span text:style-name="T79">amente</text:span> <text:span text:style-name="T79">del</text:span>la<text:span text:style-name="T79"> </text:span>prima parola a sinistra e ne conta i caratteri</text:p>
          </table:table-cell>
          <table:table-cell table:style-name="Tabella1.C23" office:value-type="string">
            <text:p text:style-name="Preformatted_20_Text"><text:span text:style-name="Source_20_Text"><text:span text:style-name="T53">Dim </text:span></text:span><text:span text:style-name="Source_20_Text"><text:span text:style-name="T59">a</text:span></text:span><text:span text:style-name="Source_20_Text"><text:span text:style-name="T53"> As String = "</text:span></text:span><text:span text:style-name="Source_20_Text"><text:span text:style-name="T59">Buongiono a tutti</text:span></text:span><text:span text:style-name="Source_20_Text"><text:span text:style-name="T53">"</text:span></text:span></text:p>
            <text:p text:style-name="P1"><text:span text:style-name="Source_20_Text"><text:span text:style-name="T64">Dim </text:span></text:span><text:span text:style-name="Source_20_Text"><text:span text:style-name="T63">b</text:span></text:span><text:span text:style-name="Source_20_Text"><text:span text:style-name="T64"> As String = Left(</text:span></text:span><text:span text:style-name="Source_20_Text"><text:span text:style-name="T63">a</text:span></text:span><text:span text:style-name="Source_20_Text"><text:span text:style-name="T64">, 5)</text:span></text:span></text:p>
          </table:table-cell>
        </table:table-row>
        <table:table-row>
          <table:table-cell table:style-name="Tabella1.A20" office:value-type="string">
            <text:p text:style-name="P46">Replace</text:p>
          </table:table-cell>
          <table:table-cell table:style-name="Tabella1.B20" office:value-type="string">
            <text:p text:style-name="P14"><text:span text:style-name="T8">Cambia una variabile definita con un altra variabile e la inserisce al posto di quella vecchia. Tutto </text:span><text:span text:style-name="T9">q</text:span><text:span text:style-name="T8">uesto accade in una stringa e viene cambiata solo il primo carattere uguale alla variabile da cambiare</text:span></text:p>
          </table:table-cell>
          <table:table-cell table:style-name="Tabella1.C20" office:value-type="string">
            <text:p text:style-name="P3">Dim b As String =”The Quick Fox”</text:p>
            <text:p text:style-name="P2">s.Replace("fox","rabbit") </text:p>
            <text:p text:style-name="P3">Oppure</text:p>
            <text:p text:style-name="P2">Replace(s,"fox","rabbit") </text:p>
          </table:table-cell>
        </table:table-row>
        <table:table-row>
          <table:table-cell table:style-name="Tabella1.A23" office:value-type="string">
            <text:p text:style-name="P47">Mod</text:p>
          </table:table-cell>
          <table:table-cell table:style-name="Tabella1.B23" office:value-type="string">
            <text:p text:style-name="P17">Calcola il resto tra 2 fattori</text:p>
          </table:table-cell>
          <table:table-cell table:style-name="Tabella1.C23" office:value-type="string">
            <text:p text:style-name="P5">r=5 <text:span text:style-name="T28">mod</text:span><text:span text:style-name="T29"> </text:span>2 //re<text:span text:style-name="T28">sto </text:span>1</text:p>
          </table:table-cell>
        </table:table-row>
        <table:table-row>
          <table:table-cell table:style-name="Tabella1.A23" office:value-type="string">
            <text:p text:style-name="P46">ReplaceAll</text:p>
          </table:table-cell>
          <table:table-cell table:style-name="Tabella1.B23" office:value-type="string">
            <text:p text:style-name="P15"><text:span text:style-name="T8">Cambia una variabile definita con un altra variabile e la inserisce al posto di quella vecchia. Tutto </text:span><text:span text:style-name="T9">q</text:span><text:span text:style-name="T8">uesto accade in una stringa e v</text:span><text:span text:style-name="T9">engono cambiati tutti i caratteri uguali alla variabile da cambiare a differenza del comando replace.</text:span></text:p>
          </table:table-cell>
          <table:table-cell table:style-name="Tabella1.C23" office:value-type="string">
            <text:p text:style-name="P5">Dim a As string =”xyxyxyxy”</text:p>
            <text:p text:style-name="P5">a=ReplaceAll(”xyxyxyxy”,”x”,”z”)<text:span text:style-name="T25">\\Torna in dietro”zyzyzyzy”</text:span></text:p>
          </table:table-cell>
        </table:table-row>
        <table:table-row>
          <table:table-cell table:style-name="Tabella1.A23" office:value-type="string">
            <text:p text:style-name="P23">Trim</text:p>
          </table:table-cell>
          <table:table-cell table:style-name="Tabella1.B23" office:value-type="string">
            <text:p text:style-name="P15">Restituisce una stringa contenente una copia di una stringa specificata senza spazi iniziali <text:span text:style-name="T25">ne finali</text:span></text:p>
          </table:table-cell>
          <table:table-cell table:style-name="Tabella1.C23" office:value-type="string">
            <text:p text:style-name="P5">Dim s as String</text:p>
            <text:p text:style-name="P6">s=Trim(" Hello World ")<text:span text:style-name="T25">\\Torna in dietro</text:span>"Hello World"</text:p>
          </table:table-cell>
        </table:table-row>
      </table:table>
      <text:p text:style-name="P64"/>
      <text:p text:style-name="P6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5-04T17:43:17.539000000</dc:date>
    <meta:editing-duration>P1DT21H47M46S</meta:editing-duration>
    <meta:editing-cycles>43</meta:editing-cycles>
    <meta:document-statistic meta:table-count="1" meta:image-count="0" meta:object-count="0" meta:page-count="3" meta:paragraph-count="108" meta:word-count="587" meta:character-count="3577" meta:non-whitespace-character-count="3080"/>
    <meta:user-defined meta:name="DocumentEncoding">utf-8</meta:user-defined>
    <meta:user-defined meta:name="HTML" meta:value-type="boolean">true</meta:user-defined>
  </office:meta>
</office:document-meta>
</file>